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paragraph-properties fo:text-align="end" style:justify-single-word="false"/>
    </style:style>
    <style:style style:name="P8" style:family="paragraph" style:parent-style-name="UrbanBody">
      <style:text-properties style:font-name="Times New Roman1" fo:font-size="12pt" style:font-size-asian="12pt" style:font-size-complex="12pt"/>
    </style:style>
    <style:style style:name="P9" style:family="paragraph" style:parent-style-name="UrbanBody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10" style:family="paragraph" style:parent-style-name="UrbanBody">
      <style:paragraph-properties fo:margin-left="0cm" fo:margin-right="0cm" fo:text-indent="0cm" style:auto-text-indent="false"/>
      <style:text-properties style:font-name="Times New Roman1"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style:font-name-asian="Arial"/>
    </style:style>
    <style:style style:name="T9" style:family="text">
      <style:text-properties style:font-name-asian="Arial" style:font-name-complex="Arial"/>
    </style:style>
    <style:style style:name="T10" style:family="text"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weight-asian="bold" style:font-name-complex="Arial" style:font-weight-complex="bold"/>
    </style:style>
    <style:style style:name="T11" style:family="text"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name-asian="Arial" style:font-weight-asian="bold" style:font-name-complex="Arial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1"><text:span text:style-name="T12">do text</text:span></text:p><text:p text:style-name="P11"><text:span text:style-name="T12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style-name="fr2" draw:name="Cadre1" text:anchor-type="paragraph" svg:x="7.77cm" svg:y="0.014cm" svg:width="8.192cm" svg:height="4.223cm" draw:z-index="0"><draw:text-box><text:p text:style-name="P2"><text:span text:style-name="T6">COPIE POUR INFORMATION A :</text:span><office:annotation><dc:creator>Gauthier Bastien</dc:creator><dc:date>2011-02-16T14:49:10</dc:date><text:p text:style-name="P11"><text:span text:style-name="T12">do text if not len(self.getApplicants()) &gt; 1</text:span></text:p><text:p text:style-name="P11"><text:span text:style-name="T12">from xhtml(applicantobj.getSignaletic(withaddress=True,linebyline=True))</text:span></text:p></office:annotation></text:p><text:p text:style-name="P2"/><text:p text:style-name="Frame_20_contents"><text:span text:style-name="T4"><office:annotation><dc:creator>Gauthier Bastien</dc:creator><dc:date>2011-02-17T09:18:17</dc:date><text:p text:style-name="P11"><text:span text:style-name="T12">do text if </text:span><text:span text:style-name="T13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6">RECOMMANDE</text:p><text:p text:style-name="P4"/><text:p text:style-name="Standard"/><text:p text:style-name="Standard"/><text:p text:style-name="Standard"/><text:p text:style-name="P5"><office:annotation><dc:creator>Gauthier Bastien</dc:creator><dc:date>2011-02-17T09:18:17</dc:date><text:p text:style-name="P11"><text:span text:style-name="T16">do text if </text:span><text:span text:style-name="T17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libération refus de régularisation de permis </text:p>
      <text:p text:style-name="UrbanTitle">d'urbanisation</text:p>
      <text:p text:style-name="UrbanTitle"/>
      <text:p text:style-name="UrbanBody"><text:span text:style-name="T5"><office:annotation><dc:creator>Gauthier Bastien</dc:creator><dc:date>2011-01-13T14:56:41</dc:date><text:p text:style-name="P11"><text:span text:style-name="T12">do text</text:span></text:p><text:p text:style-name="P11"><text:span text:style-name="T12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1"><text:span text:style-name="T15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14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self.getPortionOutsText()</text:text-input></text:p>
      <text:p text:style-name="P8"/>
      <text:p text:style-name="P8"/>
      <text:p text:style-name="P8">Le<text:span text:style-name="T8"> </text:span>Collège<text:span text:style-name="T8"> </text:span>Communal,</text:p>
      <text:p text:style-name="P8"/>
      <text:p text:style-name="P8"><text:span text:style-name="T7">Vu</text:span><text:span text:style-name="T9"> </text:span><text:span text:style-name="T7">le</text:span><text:span text:style-name="T9"> </text:span><text:span text:style-name="T7">décret</text:span><text:span text:style-name="T9"> </text:span><text:span text:style-name="T7">du</text:span><text:span text:style-name="T9"> </text:span><text:span text:style-name="T7">Gouvernement</text:span><text:span text:style-name="T9"> </text:span><text:span text:style-name="T7">Wallon</text:span><text:span text:style-name="T9"> </text:span><text:span text:style-name="T7">du</text:span><text:span text:style-name="T9"> </text:span><text:span text:style-name="T7">24/05/2007</text:span><text:span text:style-name="T9"> </text:span><text:span text:style-name="T7">relatif</text:span><text:span text:style-name="T9"> </text:span><text:span text:style-name="T7">aux</text:span><text:span text:style-name="T9"> </text:span><text:span text:style-name="T7">infractions</text:span><text:span text:style-name="T9"> </text:span><text:span text:style-name="T7">et</text:span><text:span text:style-name="T9"> </text:span><text:span text:style-name="T7">sanctions</text:span><text:span text:style-name="T9"> </text:span><text:span text:style-name="T7">en</text:span><text:span text:style-name="T9"> </text:span><text:span text:style-name="T7">matière</text:span><text:span text:style-name="T9"> </text:span><text:span text:style-name="T7">d</text:span><text:span text:style-name="T9">’</text:span><text:span text:style-name="T7">urbanisme,</text:span><text:span text:style-name="T9"> </text:span><text:span text:style-name="T7">publié</text:span><text:span text:style-name="T9"> </text:span><text:span text:style-name="T7">au</text:span><text:span text:style-name="T9"> </text:span><text:span text:style-name="T7">Moniteur</text:span><text:span text:style-name="T9"> </text:span><text:span text:style-name="T7">Belge</text:span><text:span text:style-name="T9"> </text:span><text:span text:style-name="T7">le18/06/2007.</text:span></text:p>
      <text:p text:style-name="P8"/>
      <text:p text:style-name="P9"><text:span text:style-name="T7">Considérant</text:span><text:span text:style-name="T9"> </text:span><text:span text:style-name="T7">que</text:span><text:span text:style-name="T9"> </text:span><text:span text:style-name="T7">Monsieur </text:span><text:span text:style-name="T7"><text:text-input text:description="Champs Demandeur-Signalétique (avec adresse)">self.getApplicantsSignaletic(withaddress=True)</text:text-input></text:span><text:span text:style-name="T9"> </text:span><text:span text:style-name="T7">a</text:span><text:span text:style-name="T9"> </text:span><text:span text:style-name="T7">introduit</text:span><text:span text:style-name="T9"> </text:span><text:span text:style-name="T7">une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relative</text:span><text:span text:style-name="T9"> </text:span><text:span text:style-name="T7">à</text:span><text:span text:style-name="T9"> </text:span><text:span text:style-name="T7">un</text:span><text:span text:style-name="T9"> </text:span><text:span text:style-name="T7">bien</text:span><text:span text:style-name="T9"> </text:span><text:span text:style-name="T7">sis</text:span><text:span text:style-name="T9"> </text:span><text:span text:style-name="T7">à</text:span><text:span text:style-name="T9"> </text:span><text:span text:style-name="T9"><text:text-input text:description="Situation des travaux">self.getWorkLocationSignaletic()</text:text-input></text:span><text:span text:style-name="T7">;</text:span><text:span text:style-name="T9"> </text:span><text:span text:style-name="T7">inscrit</text:span><text:span text:style-name="T9"> </text:span><text:span text:style-name="T7">au</text:span><text:span text:style-name="T9"> </text:span><text:span text:style-name="T7">cadastre,</text:span><text:span text:style-name="T9"> </text:span><text:span text:style-name="T7">section</text:span><text:span text:style-name="T9"> <text:s/></text:span><text:span text:style-name="T9"><text:text-input text:description="Parcelles">self.getPortionOutsText()</text:text-input></text:span><text:span text:style-name="T9"> </text:span><text:span text:style-name="T7">et</text:span><text:span text:style-name="T9"> </text:span><text:span text:style-name="T7">ayant</text:span><text:span text:style-name="T9"> </text:span><text:span text:style-name="T7">pour</text:span><text:span text:style-name="T9"> </text:span><text:span text:style-name="T7">objet </text:span><text:span text:style-name="T7"><text:text-input text:description="Objet des travaux">self.getLicenceSubject()</text:text-input></text:span><text:span text:style-name="T9"> </text:span><text:span text:style-name="T7">;</text:span></text:p>
      <text:p text:style-name="P9"/>
      <text:p text:style-name="P8"><text:span text:style-name="T7">Considérant</text:span><text:span text:style-name="T9"> </text:span><text:span text:style-name="T7">que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porte</text:span><text:span text:style-name="T9"> </text:span><text:span text:style-name="T7">sur</text:span><text:span text:style-name="T9"> </text:span><text:span text:style-name="T7">des</text:span><text:span text:style-name="T9"> </text:span><text:span text:style-name="T7">travaux</text:span><text:span text:style-name="T9"> </text:span><text:span text:style-name="T7">réalisés</text:span><text:span text:style-name="T9"> </text:span><text:span text:style-name="T7">sans</text:span><text:span text:style-name="T9"> </text:span><text:span text:style-name="T7">permis</text:span><text:span text:style-name="T9"> </text:span><text:span text:style-name="T7">préalable</text:span><text:span text:style-name="T9"> </text:span><text:span text:style-name="T7">constatés</text:span><text:span text:style-name="T9"> </text:span><text:span text:style-name="T7">par</text:span><text:span text:style-name="T9"> <text:s/></text:span><text:span text:style-name="T7">un</text:span><text:span text:style-name="T9"> </text:span><text:span text:style-name="T7">procès-verbal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le</text:span><text:span text:style-name="T9"> [DATE]</text:span><text:span text:style-name="T7">,</text:span><text:span text:style-name="T9"> </text:span><text:span text:style-name="T7">propriétaire</text:span><text:span text:style-name="T9"> </text:span><text:span text:style-name="T7">précédent</text:span><text:span text:style-name="T9"> </text:span><text:span text:style-name="T7">ayant</text:span><text:span text:style-name="T9"> </text:span><text:span text:style-name="T7">réalisé</text:span><text:span text:style-name="T9"> </text:span><text:span text:style-name="T7">les</text:span><text:span text:style-name="T9"> </text:span><text:span text:style-name="T7">travaux</text:span><text:span text:style-name="T9">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;</text:span><text:span text:style-name="T9"> <text:s/></text:span></text:p>
      <text:p text:style-name="P8"/>
      <text:p text:style-name="P8"><text:span text:style-name="T7">Considérant</text:span><text:span text:style-name="T9"> </text:span><text:span text:style-name="T7">qu</text:span><text:span text:style-name="T9">’</text:span><text:span text:style-name="T7">un</text:span><text:span text:style-name="T9"> </text:span><text:span text:style-name="T7">second</text:span><text:span text:style-name="T9"> </text:span><text:span text:style-name="T7">pro-justitia</text:span><text:span text:style-name="T9"> </text:span><text:span text:style-name="T7">a</text:span><text:span text:style-name="T9"> </text:span><text:span text:style-name="T7">été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pour</text:span><text:span text:style-name="T9"> </text:span><text:span text:style-name="T7">le</text:span><text:span text:style-name="T9"> </text:span><text:span text:style-name="T7">maintien</text:span><text:span text:style-name="T9"> </text:span><text:span text:style-name="T7">de</text:span><text:span text:style-name="T9"> </text:span><text:span text:style-name="T7">cette</text:span><text:span text:style-name="T9"> </text:span><text:span text:style-name="T7">situation</text:span><text:span text:style-name="T9"> </text:span><text:span text:style-name="T7">illicite</text:span><text:span text:style-name="T9"> </text:span><text:span text:style-name="T7">en</text:span><text:span text:style-name="T9"> </text:span><text:span text:style-name="T7">date</text:span><text:span text:style-name="T9"> </text:span><text:span text:style-name="T7">du</text:span><text:span text:style-name="T9"> [DATE]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 ;</text:span><text:span text:style-name="T9"> <text:s text:c="18"/></text:span></text:p>
      <text:p text:style-name="P8"/>
      <text:p text:style-name="P8"><text:span text:style-name="T7">Vu</text:span><text:span text:style-name="T9"> </text:span><text:span text:style-name="T7">l</text:span><text:span text:style-name="T9">’</text:span><text:span text:style-name="T7">article</text:span><text:span text:style-name="T9"> </text:span><text:span text:style-name="T7">159</text:span><text:span text:style-name="T9"> </text:span><text:span text:style-name="T7">bis</text:span><text:span text:style-name="T9"> </text:span><text:span text:style-name="T7">du</text:span><text:span text:style-name="T9"> </text:span><text:span text:style-name="T7">Code</text:span><text:span text:style-name="T9"> </text:span><text:span text:style-name="T7">Wallon</text:span><text:span text:style-name="T9"> </text:span><text:span text:style-name="T7">de</text:span><text:span text:style-name="T9"> </text:span><text:span text:style-name="T7">l</text:span><text:span text:style-name="T9">’</text:span><text:span text:style-name="T7">Aménagement</text:span><text:span text:style-name="T9"> </text:span><text:span text:style-name="T7">du</text:span><text:span text:style-name="T9"> </text:span><text:span text:style-name="T7">Territoire,</text:span><text:span text:style-name="T9"> </text:span><text:span text:style-name="T7">de</text:span><text:span text:style-name="T9"> </text:span><text:span text:style-name="T7">l</text:span><text:span text:style-name="T9">’</text:span><text:span text:style-name="T7">Urbanisme</text:span><text:span text:style-name="T9"> </text:span><text:span text:style-name="T7">et</text:span><text:span text:style-name="T9"> </text:span><text:span text:style-name="T7">du</text:span><text:span text:style-name="T9"> </text:span><text:span text:style-name="T7">Patrimoine ;</text:span></text:p>
      <text:p text:style-name="P8"><text:span text:style-name="T7">Considérant</text:span><text:span text:style-name="T9"> </text:span><text:span text:style-name="T7">que</text:span><text:span text:style-name="T9"> </text:span><text:span text:style-name="T7">l</text:span><text:span text:style-name="T9">’</text:span><text:span text:style-name="T7">infraction</text:span><text:span text:style-name="T9"> </text:span><text:span text:style-name="T7">n</text:span><text:span text:style-name="T9">’</text:span><text:span text:style-name="T7">a</text:span><text:span text:style-name="T9"> </text:span><text:span text:style-name="T7">fait</text:span><text:span text:style-name="T9"> </text:span><text:span text:style-name="T7">l</text:span><text:span text:style-name="T9">’</text:span><text:span text:style-name="T7">objet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jugement</text:span><text:span text:style-name="T9"> </text:span><text:span text:style-name="T7">coulé</text:span><text:span text:style-name="T9"> </text:span><text:span text:style-name="T7">en</text:span><text:span text:style-name="T9"> </text:span><text:span text:style-name="T7">force</text:span><text:span text:style-name="T9"> </text:span><text:span text:style-name="T7">de</text:span><text:span text:style-name="T9"> </text:span><text:span text:style-name="T7">chose</text:span><text:span text:style-name="T9"> </text:span><text:span text:style-name="T7">jugée</text:span><text:span text:style-name="T9"> </text:span><text:span text:style-name="T7">(visé</text:span><text:span text:style-name="T9"> </text:span><text:span text:style-name="T7">à</text:span><text:span text:style-name="T9"> </text:span><text:span text:style-name="T7">l</text:span><text:span text:style-name="T9">’</text:span><text:span text:style-name="T7">article</text:span><text:span text:style-name="T9"> </text:span><text:span text:style-name="T7">155§2</text:span><text:span text:style-name="T9"> </text:span><text:span text:style-name="T7">du</text:span><text:span text:style-name="T9"> </text:span><text:span text:style-name="T7">CWATUP)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versement</text:span><text:span text:style-name="T9"> </text:span><text:span text:style-name="T7">du</text:span><text:span text:style-name="T9"> </text:span><text:span text:style-name="T7">montant</text:span><text:span text:style-name="T9"> </text:span><text:span text:style-name="T7">de</text:span><text:span text:style-name="T9"> </text:span><text:span text:style-name="T7">transaction</text:span><text:span text:style-name="T9"> </text:span><text:span text:style-name="T7">(décret</text:span><text:span text:style-name="T9"> </text:span><text:span text:style-name="T7">du</text:span><text:span text:style-name="T9"> </text:span><text:span text:style-name="T7">24/05/2007,</text:span><text:span text:style-name="T9"> </text:span><text:span text:style-name="T7">article</text:span><text:span text:style-name="T9"> </text:span><text:span text:style-name="T7">6)</text:span></text:p>
      <text:p text:style-name="P8"/>
      <text:p text:style-name="P8"><text:span text:style-name="T7">D</text:span><text:span text:style-name="T7">écide</text:span></text:p>
      <text:p text:style-name="P8"/>
      <text:p text:style-name="P10"><text:span text:style-name="T7">Article</text:span><text:span text:style-name="T9"> </text:span><text:span text:style-name="T7">1er</text:span><text:span text:style-name="T9"> </text:span><text:span text:style-name="T7">: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introduite</text:span><text:span text:style-name="T9"> </text:span><text:span text:style-name="T7">par</text:span><text:span text:style-name="T9"> </text:span><text:span text:style-name="T7">Monsieur</text:span><text:span text:style-name="T9"> </text:span><text:span text:style-name="T9"><text:text-input text:description="Champs Demandeur-Signalétique">self.getApplicantsSignaletic()</text:text-input></text:span><text:span text:style-name="T9"> </text:span><text:span text:style-name="T7">pour</text:span><text:span text:style-name="T9"> </text:span><text:span text:style-name="T7">le</text:span><text:span text:style-name="T9"> </text:span><text:span text:style-name="T7">bien</text:span><text:span text:style-name="T9"> </text:span><text:span text:style-name="T7">sis</text:span><text:span text:style-name="T9"> </text:span><text:span text:style-name="T9"><text:text-input text:description="Champs Permis de bâtir-Adresse des travaux">self.getWorkLocationSignaletic()</text:text-input></text:span><text:span text:style-name="T9"> </text:span><text:span text:style-name="T7">est</text:span><text:span text:style-name="T9"> </text:span><text:span text:style-name="T10">irrecevable</text:span><text:span text:style-name="T11"> </text:span></text:p>
      <text:p text:style-name="P8"><text:soft-page-break/></text:p>
      <text:p text:style-name="P8"/>
      <text:p text:style-name="P8"><text:span text:style-name="T7">Article</text:span><text:span text:style-name="T9"> </text:span><text:span text:style-name="T7">2</text:span><text:span text:style-name="T9"> </text:span><text:span text:style-name="T7">:</text:span><text:span text:style-name="T9"> </text:span><text:span text:style-name="T7">Expédition</text:span><text:span text:style-name="T9"> </text:span><text:span text:style-name="T7">de</text:span><text:span text:style-name="T9"> </text:span><text:span text:style-name="T7">la</text:span><text:span text:style-name="T9"> </text:span><text:span text:style-name="T7">présente</text:span><text:span text:style-name="T9"> </text:span><text:span text:style-name="T7">décision</text:span><text:span text:style-name="T9"> </text:span><text:span text:style-name="T7">est</text:span><text:span text:style-name="T9"> </text:span><text:span text:style-name="T7">transmise</text:span><text:span text:style-name="T9"> </text:span><text:span text:style-name="T7">au</text:span><text:span text:style-name="T9"> </text:span><text:span text:style-name="T7">demandeur</text:span><text:span text:style-name="T9"> </text:span><text:span text:style-name="T7">et</text:span><text:span text:style-name="T9"> </text:span><text:span text:style-name="T7">une</text:span><text:span text:style-name="T9"> </text:span><text:span text:style-name="T7">copie</text:span><text:span text:style-name="T9"> </text:span><text:span text:style-name="T7">de</text:span><text:span text:style-name="T9"> </text:span><text:span text:style-name="T7">cet</text:span><text:span text:style-name="T9"> </text:span><text:span text:style-name="T7">envoi</text:span><text:span text:style-name="T9"> </text:span><text:span text:style-name="T7">est</text:span><text:span text:style-name="T9"> </text:span><text:span text:style-name="T7">adressée</text:span><text:span text:style-name="T9"> </text:span><text:span text:style-name="T7">au</text:span><text:span text:style-name="T9"> </text:span><text:span text:style-name="T7">Fonctionnaire</text:span><text:span text:style-name="T9"> </text:span><text:span text:style-name="T7">délégué.</text:span></text:p>
      <text:p text:style-name="UrbanBody"/>
      <text:p text:style-name="UrbanBody"><office:annotation><dc:creator>Gauthier Bastien</dc:creator><dc:date>2011-02-21T09:23:46</dc:date><text:p text:style-name="P11"><text:span text:style-name="T13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1"><text:span text:style-name="T13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1"><text:span text:style-name="T12">do text</text:span></text:p><text:p text:style-name="P11"><text:span text:style-name="T12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Wingdings" fo:font-size="8pt" style:font-size-asian="8pt" style:font-name-complex="Wingdings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9-07-27T10:37:25</meta:creation-date>
    <dc:date>2012-04-23T09:57:23</dc:date>
    <dc:language>fr-FR</dc:language>
    <meta:editing-cycles>74</meta:editing-cycles>
    <meta:editing-duration>P1DT8H19M4S</meta:editing-duration>
    <dc:creator>Simon Delcourt</dc:creator>
    <meta:document-statistic meta:table-count="0" meta:image-count="0" meta:object-count="0" meta:page-count="2" meta:paragraph-count="28" meta:word-count="317" meta:character-count="2391" meta:non-whitespace-character-count="2086"/>
    <meta:user-defined meta:name="Info 1"/>
    <meta:user-defined meta:name="Info 2"/>
    <meta:user-defined meta:name="Info 3"/>
    <meta:user-defined meta:name="Info 4"/>
  </office:meta>
</office:document-meta>
</file>